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6pt" style:font-name-asian="AR PL UKai CN" style:font-size-asian="6pt" style:font-size-complex="6pt"/>
    </style:style>
    <style:style style:name="P3" style:family="paragraph">
      <style:text-properties style:font-name="AR PL UKai CN" fo:font-size="6pt" style:font-name-asian="AR PL UKai CN" style:font-size-asian="6pt" style:font-size-complex="6pt"/>
    </style:style>
    <style:style style:name="T1" style:family="text">
      <style:text-properties style:font-name="AR PL UKai CN" fo:font-size="6pt" style:font-name-asian="AR PL UKai C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cm" svg:height="0.8cm" svg:x="7.2cm" svg:y="3.3cm">
          <text:p text:style-name="P1"><text:span text:style-name="T1">10</text:span></text:p>
          <text:p text:style-name="P1"><text:span text:style-name="T1">开仓请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cm" svg:height="0.5cm" svg:x="7.1cm" svg:y="1.7cm">
          <text:p text:style-name="P1"><text:span text:style-name="T1">创建新</text:span><text:span text:style-name="T1">EX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5cm" svg:y1="2.2cm" svg:x2="7.65cm" svg:y2="3.3cm" draw:start-shape="id1" draw:start-glue-point="2" draw:end-shape="id2" draw:end-glue-point="4" svg:d="M7650 2200v1100" svg:viewBox="0 0 1 1101">
          <text:p/>
        </draw:connector>
        <draw:frame draw:style-name="gr3" draw:text-style-name="P3" draw:layer="layout" svg:width="1cm" svg:height="0.488cm" svg:x="7.7cm" svg:y="2.4cm">
          <draw:text-box>
            <text:p><text:span text:style-name="T1">开仓</text:span></text:p>
          </draw:text-box>
        </draw:frame>
        <draw:custom-shape draw:style-name="gr1" draw:text-style-name="P2" xml:id="id4" draw:id="id4" draw:layer="layout" svg:width="0.9cm" svg:height="0.8cm" svg:x="5.8cm" svg:y="5.6cm">
          <text:p text:style-name="P1"><text:span text:style-name="T1">11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8cm" svg:x="9cm" svg:y="5.6cm">
          <text:p text:style-name="P1"><text:span text:style-name="T1">12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3.983cm" svg:x2="9.45cm" svg:y2="5.6cm" draw:start-shape="id2" draw:start-glue-point="9" draw:end-shape="id3" draw:end-glue-point="4" svg:d="M7969 3983l1481 1617" svg:viewBox="0 0 1482 1618">
          <text:p/>
        </draw:connector>
        <draw:frame draw:style-name="gr3" draw:text-style-name="P3" draw:layer="layout" svg:width="1.8cm" svg:height="0.725cm" svg:x="8.3cm" svg:y="3.875cm">
          <draw:text-box>
            <text:p><text:span text:style-name="T1">收到成交，并且全部成交</text:span></text:p>
          </draw:text-box>
        </draw:frame>
        <draw:connector draw:style-name="gr2" draw:text-style-name="P1" draw:layer="layout" draw:type="line" svg:x1="7.65cm" svg:y1="4.1cm" svg:x2="6.569cm" svg:y2="5.717cm" draw:start-shape="id2" draw:start-glue-point="8" draw:end-shape="id4" draw:end-glue-point="11" svg:d="M7650 4100l-1081 1617" svg:viewBox="0 0 1082 1618">
          <text:p/>
        </draw:connector>
        <draw:frame draw:style-name="gr3" draw:text-style-name="P3" draw:layer="layout" svg:width="1.6cm" svg:height="0.725cm" svg:x="6.3cm" svg:y="4.2cm">
          <draw:text-box>
            <text:p><text:span text:style-name="T1">收到成交，部分成交</text:span></text:p>
          </draw:text-box>
        </draw:frame>
        <draw:connector draw:style-name="gr2" draw:text-style-name="P1" draw:layer="layout" draw:type="line" svg:x1="6.7cm" svg:y1="6cm" svg:x2="9cm" svg:y2="6cm" draw:start-shape="id4" draw:start-glue-point="10" draw:end-shape="id3" draw:end-glue-point="6" svg:d="M6700 6000h2300" svg:viewBox="0 0 2301 1">
          <text:p/>
        </draw:connector>
        <draw:frame draw:style-name="gr3" draw:text-style-name="P3" draw:layer="layout" svg:width="1.8cm" svg:height="0.725cm" svg:x="6.9cm" svg:y="5.376cm">
          <draw:text-box>
            <text:p><text:span text:style-name="T1">收到成交，并且全部成交</text:span></text:p>
          </draw:text-box>
        </draw:frame>
        <draw:custom-shape draw:style-name="gr1" draw:text-style-name="P2" xml:id="id5" draw:id="id5" draw:layer="layout" svg:width="0.9cm" svg:height="0.8cm" svg:x="4cm" svg:y="7.7cm">
          <text:p text:style-name="P1"><text:span text:style-name="T1">1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436cm" svg:x1="7.2cm" svg:y1="3.7cm" svg:x2="4cm" svg:y2="8.1cm" draw:start-shape="id2" draw:start-glue-point="6" draw:end-shape="id5" draw:end-glue-point="6" svg:d="M7200 3700c-6205 0-4605 4400-3200 4400" svg:viewBox="0 0 4488 4401">
          <text:p/>
        </draw:connector>
        <draw:frame draw:style-name="gr4" draw:text-style-name="P3" draw:layer="layout" svg:width="2.5cm" svg:height="1.1cm" svg:x="2.6cm" svg:y="4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onnector draw:style-name="gr2" draw:text-style-name="P1" draw:layer="layout" draw:type="line" svg:x1="5.931cm" svg:y1="6.283cm" svg:x2="4.769cm" svg:y2="7.817cm" draw:start-shape="id4" draw:start-glue-point="7" draw:end-shape="id5" draw:end-glue-point="11" svg:d="M5931 6283l-1162 1534" svg:viewBox="0 0 1163 1535">
          <text:p/>
        </draw:connector>
        <draw:frame draw:style-name="gr3" draw:text-style-name="P3" draw:layer="layout" svg:width="2.5cm" svg:height="0.962cm" svg:x="5.087cm" svg:y="6.23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1" draw:text-style-name="P2" xml:id="id6" draw:id="id6" draw:layer="layout" svg:width="0.9cm" svg:height="0.8cm" svg:x="4.6cm" svg:y="10.5cm">
          <text:p text:style-name="P1"><text:span text:style-name="T1">1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5cm" svg:y1="8.5cm" svg:x2="5.05cm" svg:y2="10.5cm" draw:start-shape="id5" draw:start-glue-point="8" draw:end-shape="id6" draw:end-glue-point="4" svg:d="M4450 8500l600 2000" svg:viewBox="0 0 601 2001">
          <text:p/>
        </draw:connector>
        <draw:frame draw:style-name="gr3" draw:text-style-name="P3" draw:layer="layout" svg:width="2.113cm" svg:height="0.725cm" svg:x="3.5cm" svg:y="9.175cm">
          <draw:text-box>
            <text:p><text:span text:style-name="T1">收到撤单回报，并且成交量</text:span><text:span text:style-name="T1">= 0</text:span></text:p>
          </draw:text-box>
        </draw:frame>
        <draw:custom-shape draw:style-name="gr1" draw:text-style-name="P2" xml:id="id7" draw:id="id7" draw:layer="layout" svg:width="0.9cm" svg:height="0.8cm" svg:x="8.3cm" svg:y="7.7cm">
          <text:p text:style-name="P1"><text:span text:style-name="T1">1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cm" svg:y1="8.1cm" svg:x2="8.3cm" svg:y2="8.1cm" draw:start-shape="id5" draw:start-glue-point="10" draw:end-shape="id7" draw:end-glue-point="6" svg:d="M4900 8100h3400" svg:viewBox="0 0 3401 1">
          <text:p/>
        </draw:connector>
        <draw:frame draw:style-name="gr3" draw:text-style-name="P3" draw:layer="layout" svg:width="2.113cm" svg:height="0.962cm" svg:x="6.001cm" svg:y="7.676cm">
          <draw:text-box>
            <text:p><text:span text:style-name="T1">收到撤单回报，并且成交量</text:span><text:span text:style-name="T1">&gt; 0</text:span></text:p>
            <text:p><text:span text:style-name="T1">并且 </text:span><text:span text:style-name="T1">&lt; </text:span><text:span text:style-name="T1">开仓量</text:span></text:p>
          </draw:text-box>
        </draw:frame>
        <draw:custom-shape draw:style-name="gr1" draw:text-style-name="P2" xml:id="id8" draw:id="id8" draw:layer="layout" svg:width="0.9cm" svg:height="0.8cm" svg:x="7.102cm" svg:y="10.102cm">
          <text:p text:style-name="P1"><text:span text:style-name="T1">1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8cm" svg:x="9.8cm" svg:y="10.1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769cm" svg:y1="8.383cm" svg:x2="7.233cm" svg:y2="10.219cm" draw:start-shape="id5" draw:start-glue-point="9" draw:end-shape="id8" draw:end-glue-point="5" svg:d="M4769 8383l2464 1836" svg:viewBox="0 0 2465 1837">
          <text:p/>
        </draw:connector>
        <draw:frame draw:style-name="gr3" draw:text-style-name="P3" draw:layer="layout" svg:width="2.399cm" svg:height="0.725cm" svg:x="5.4cm" svg:y="9cm">
          <draw:text-box>
            <text:p><text:span text:style-name="T1">收到成交回报，并且成交量</text:span><text:span text:style-name="T1">= </text:span><text:span text:style-name="T1">开仓量</text:span></text:p>
          </draw:text-box>
        </draw:frame>
        <draw:connector draw:style-name="gr2" draw:text-style-name="P1" draw:layer="layout" draw:type="line" svg:x1="8.002cm" svg:y1="10.502cm" svg:x2="9.8cm" svg:y2="10.5cm" draw:start-shape="id8" draw:start-glue-point="10" draw:end-shape="id9" draw:end-glue-point="6" svg:d="M8002 10502l1798-2" svg:viewBox="0 0 1799 3">
          <text:p/>
        </draw:connector>
        <draw:frame draw:style-name="gr3" draw:text-style-name="P3" draw:layer="layout" svg:width="2.113cm" svg:height="0.725cm" svg:x="8.087cm" svg:y="10.7cm">
          <draw:text-box>
            <text:p><text:span text:style-name="T1">收到撤单回报，撤单失败</text:span></text:p>
          </draw:text-box>
        </draw:frame>
        <draw:custom-shape draw:style-name="gr5" draw:text-style-name="P2" xml:id="id10" draw:id="id10" draw:layer="layout" svg:width="0.9cm" svg:height="0.8cm" svg:x="10.9cm" svg:y="7cm">
          <text:p text:style-name="P1"><text:span text:style-name="T1">20</text:span></text:p>
          <text:p text:style-name="P1"><text:span text:style-name="T1">限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569cm" svg:y1="10.217cm" svg:x2="11.031cm" svg:y2="7.683cm" draw:start-shape="id9" draw:start-glue-point="11" draw:end-shape="id10" draw:end-glue-point="7" svg:d="M10569 10217l462-2534" svg:viewBox="0 0 463 2535">
          <text:p/>
        </draw:connector>
        <draw:connector draw:style-name="gr2" draw:text-style-name="P1" draw:layer="layout" draw:type="line" svg:x1="9.2cm" svg:y1="8.1cm" svg:x2="10.9cm" svg:y2="7.4cm" draw:start-shape="id7" draw:end-shape="id10" draw:end-glue-point="6" svg:d="M9200 8100l1700-700" svg:viewBox="0 0 1701 701">
          <text:p/>
        </draw:connector>
        <draw:frame draw:style-name="gr3" draw:text-style-name="P3" draw:layer="layout" svg:width="2cm" svg:height="0.725cm" svg:x="9.7cm" svg:y="6.1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frame draw:style-name="gr3" draw:text-style-name="P3" draw:layer="layout" svg:width="1.6cm" svg:height="0.725cm" svg:x="9cm" svg:y="6.975cm">
          <draw:text-box>
            <text:p><text:span text:style-name="T1">DeltaTick</text:span><text:span text:style-name="T1">后限价平仓</text:span></text:p>
          </draw:text-box>
        </draw:frame>
        <draw:frame draw:style-name="gr3" draw:text-style-name="P3" draw:layer="layout" svg:width="2cm" svg:height="0.725cm" svg:x="10cm" svg:y="8.2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custom-shape draw:style-name="gr5" draw:text-style-name="P2" xml:id="id11" draw:id="id11" draw:layer="layout" svg:width="0.9cm" svg:height="0.8cm" svg:x="12.4cm" svg:y="9.8cm">
          <text:p text:style-name="P1"><text:span text:style-name="T1">21</text:span></text:p>
          <text:p text:style-name="P1"><text:span text:style-name="T1">限价平仓</text:span></text:p>
          <text:p text:style-name="P1"><text:span text:style-name="T1">部分成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9cm" svg:y1="6cm" svg:x2="11.031cm" svg:y2="7.117cm" draw:start-shape="id3" draw:start-glue-point="10" draw:end-shape="id10" draw:end-glue-point="5" svg:d="M9900 6000l1131 1117" svg:viewBox="0 0 1132 1118">
          <text:p/>
        </draw:connector>
        <draw:custom-shape draw:style-name="gr5" draw:text-style-name="P2" xml:id="id12" draw:id="id12" draw:layer="layout" svg:width="0.9cm" svg:height="0.8cm" svg:x="12.5cm" svg:y="5cm">
          <text:p text:style-name="P1"><text:span text:style-name="T1">22</text:span></text:p>
          <text:p text:style-name="P1"><text:span text:style-name="T1">限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cm" svg:height="0.725cm" svg:x="11.2cm" svg:y="8.9cm">
          <draw:text-box>
            <text:p><text:span text:style-name="T1">收到成交，部分成交</text:span></text:p>
          </draw:text-box>
        </draw:frame>
        <draw:connector draw:style-name="gr2" draw:text-style-name="P1" draw:layer="layout" draw:type="line" svg:x1="11.35cm" svg:y1="7.8cm" svg:x2="12.531cm" svg:y2="9.917cm" draw:start-shape="id10" draw:start-glue-point="8" draw:end-shape="id11" draw:end-glue-point="5" svg:d="M11350 7800l1181 2117" svg:viewBox="0 0 1182 2118">
          <text:p/>
        </draw:connector>
        <draw:frame draw:style-name="gr3" draw:text-style-name="P3" draw:layer="layout" svg:width="1.8cm" svg:height="0.725cm" svg:x="11.33cm" svg:y="6.109cm">
          <draw:text-box>
            <text:p><text:span text:style-name="T1">收到成交，并且全部成交</text:span></text:p>
          </draw:text-box>
        </draw:frame>
        <draw:connector draw:style-name="gr2" draw:text-style-name="P1" draw:layer="layout" draw:type="line" svg:x1="12.85cm" svg:y1="9.8cm" svg:x2="12.95cm" svg:y2="5.8cm" draw:start-shape="id11" draw:start-glue-point="4" draw:end-shape="id12" draw:end-glue-point="8" svg:d="M12850 9800l100-4000" svg:viewBox="0 0 101 4001">
          <text:p/>
        </draw:connector>
        <draw:frame draw:style-name="gr3" draw:text-style-name="P3" draw:layer="layout" svg:width="1.8cm" svg:height="0.725cm" svg:x="11.9cm" svg:y="6.875cm">
          <draw:text-box>
            <text:p><text:span text:style-name="T1">收到成交，并且全部成交</text:span></text:p>
          </draw:text-box>
        </draw:frame>
        <draw:custom-shape draw:style-name="gr5" draw:text-style-name="P2" xml:id="id13" draw:id="id13" draw:layer="layout" svg:width="0.9cm" svg:height="0.8cm" svg:x="14.4cm" svg:y="6.3cm">
          <text:p text:style-name="P1"><text:span text:style-name="T1">2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169cm" svg:y1="9.917cm" svg:x2="14.531cm" svg:y2="6.983cm" draw:start-shape="id11" draw:start-glue-point="11" draw:end-shape="id13" draw:end-glue-point="7" svg:d="M13169 9917l1362-2934" svg:viewBox="0 0 1363 2935">
          <text:p/>
        </draw:connector>
        <draw:frame draw:style-name="gr3" draw:text-style-name="P3" draw:layer="layout" svg:width="2.5cm" svg:height="0.962cm" svg:x="12.7cm" svg:y="7.7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5" draw:text-style-name="P2" xml:id="id14" draw:id="id14" draw:layer="layout" svg:width="0.9cm" svg:height="0.8cm" svg:x="14.5cm" svg:y="10.1cm">
          <text:p text:style-name="P1"><text:span text:style-name="T1">2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85cm" svg:y1="7.1cm" svg:x2="14.95cm" svg:y2="10.1cm" draw:start-shape="id13" draw:start-glue-point="8" draw:end-shape="id14" draw:end-glue-point="4" svg:d="M14850 7100l100 3000" svg:viewBox="0 0 101 3001">
          <text:p/>
        </draw:connector>
        <draw:custom-shape draw:style-name="gr5" draw:text-style-name="P2" xml:id="id15" draw:id="id15" draw:layer="layout" svg:width="0.9cm" svg:height="0.8cm" svg:x="17.2cm" svg:y="10.1cm">
          <text:p text:style-name="P1"><text:span text:style-name="T1">2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169cm" svg:y1="6.983cm" svg:x2="17.65cm" svg:y2="10.1cm" draw:start-shape="id13" draw:start-glue-point="9" draw:end-shape="id15" draw:end-glue-point="4" svg:d="M15169 6983l2481 3117" svg:viewBox="0 0 2482 3118">
          <text:p/>
        </draw:connector>
        <draw:frame draw:style-name="gr3" draw:text-style-name="P3" draw:layer="layout" svg:width="2.113cm" svg:height="0.962cm" svg:x="15.114cm" svg:y="8.272cm">
          <draw:text-box>
            <text:p><text:span text:style-name="T1">收到撤单回报，并且成交量</text:span><text:span text:style-name="T1">&gt; 0</text:span></text:p>
            <text:p><text:span text:style-name="T1">并且 </text:span><text:span text:style-name="T1">&lt; </text:span><text:span text:style-name="T1">开仓量</text:span></text:p>
          </draw:text-box>
        </draw:frame>
        <draw:frame draw:style-name="gr3" draw:text-style-name="P3" draw:layer="layout" svg:width="2.113cm" svg:height="0.725cm" svg:x="13.7cm" svg:y="8.9cm">
          <draw:text-box>
            <text:p><text:span text:style-name="T1">收到撤单回报，并且成交量</text:span><text:span text:style-name="T1">= 0</text:span></text:p>
          </draw:text-box>
        </draw:frame>
        <draw:custom-shape draw:style-name="gr5" draw:text-style-name="P2" xml:id="id16" draw:id="id16" draw:layer="layout" svg:width="0.9cm" svg:height="0.8cm" svg:x="17.4cm" svg:y="6.3cm">
          <text:p text:style-name="P1"><text:span text:style-name="T1">2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3cm" svg:y1="6.7cm" svg:x2="17.4cm" svg:y2="6.7cm" draw:start-shape="id13" draw:start-glue-point="10" draw:end-shape="id16" draw:end-glue-point="6" svg:d="M15300 6700h2100" svg:viewBox="0 0 2101 1">
          <text:p/>
        </draw:connector>
        <draw:frame draw:style-name="gr3" draw:text-style-name="P3" draw:layer="layout" svg:width="2.399cm" svg:height="0.725cm" svg:x="15.1cm" svg:y="5.675cm">
          <draw:text-box>
            <text:p><text:span text:style-name="T1">收到成交回报，并且成交量</text:span><text:span text:style-name="T1">= </text:span><text:span text:style-name="T1">平仓量</text:span></text:p>
          </draw:text-box>
        </draw:frame>
        <draw:custom-shape draw:style-name="gr5" draw:text-style-name="P2" xml:id="id17" draw:id="id17" draw:layer="layout" svg:width="0.9cm" svg:height="0.8cm" svg:x="17.4cm" svg:y="8cm">
          <text:p text:style-name="P1"><text:span text:style-name="T1">2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85cm" svg:y1="7.1cm" svg:x2="17.85cm" svg:y2="8cm" draw:start-shape="id16" draw:end-shape="id17" draw:end-glue-point="4" svg:d="M17850 7100v900" svg:viewBox="0 0 1 901">
          <text:p/>
        </draw:connector>
        <draw:custom-shape draw:style-name="gr6" draw:text-style-name="P2" xml:id="id18" draw:id="id18" draw:layer="layout" svg:width="0.9cm" svg:height="0.8cm" svg:x="15.702cm" svg:y="13.502cm">
          <text:p text:style-name="P1"><text:span text:style-name="T1">30</text:span></text:p>
          <text:p text:style-name="P1"><text:span text:style-name="T1">市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95cm" svg:y1="10.9cm" svg:x2="15.833cm" svg:y2="13.619cm" draw:start-shape="id14" draw:start-glue-point="8" draw:end-shape="id18" draw:end-glue-point="5" svg:d="M14950 10900l883 2719" svg:viewBox="0 0 884 2720">
          <text:p/>
        </draw:connector>
        <draw:connector draw:style-name="gr2" draw:text-style-name="P1" draw:layer="layout" draw:type="line" svg:x1="17.65cm" svg:y1="10.9cm" svg:x2="16.471cm" svg:y2="13.619cm" draw:start-shape="id15" draw:start-glue-point="8" draw:end-shape="id18" draw:end-glue-point="11" svg:d="M17650 10900l-1179 2719" svg:viewBox="0 0 1180 2720">
          <text:p/>
        </draw:connector>
        <draw:connector draw:style-name="gr2" draw:text-style-name="P1" draw:layer="layout" draw:type="line" svg:x1="11.35cm" svg:y1="7cm" svg:x2="12.631cm" svg:y2="5.683cm" draw:start-shape="id10" draw:start-glue-point="4" draw:end-shape="id12" draw:end-glue-point="7" svg:d="M11350 7000l1281-1317" svg:viewBox="0 0 1282 1318">
          <text:p/>
        </draw:connector>
        <draw:frame draw:style-name="gr3" draw:text-style-name="P3" draw:layer="layout" svg:width="2.113cm" svg:height="0.725cm" svg:x="17.788cm" svg:y="7.101cm">
          <draw:text-box>
            <text:p><text:span text:style-name="T1">收到撤单回报，撤单失败</text:span></text:p>
          </draw:text-box>
        </draw:frame>
        <draw:custom-shape draw:style-name="gr6" draw:text-style-name="P2" xml:id="id19" draw:id="id19" draw:layer="layout" svg:width="0.9cm" svg:height="0.8cm" svg:x="13.104cm" svg:y="13.504cm">
          <text:p text:style-name="P1"><text:span text:style-name="T1">31</text:span></text:p>
          <text:p text:style-name="P1"><text:span text:style-name="T1">市价平仓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cm" svg:height="0.725cm" svg:x="14.2cm" svg:y="13.101cm">
          <draw:text-box>
            <text:p><text:span text:style-name="T1">收到成交部分成交</text:span></text:p>
          </draw:text-box>
        </draw:frame>
        <draw:connector draw:style-name="gr2" draw:text-style-name="P1" draw:layer="layout" draw:type="line" svg:x1="15.702cm" svg:y1="13.902cm" svg:x2="14.004cm" svg:y2="13.904cm" draw:start-shape="id18" draw:start-glue-point="6" draw:end-shape="id19" draw:end-glue-point="10" svg:d="M15702 13902l-1698 2" svg:viewBox="0 0 1699 3">
          <text:p/>
        </draw:connector>
        <draw:frame draw:style-name="gr3" draw:text-style-name="P3" draw:layer="layout" svg:width="2.1cm" svg:height="0.725cm" svg:x="13.9cm" svg:y="11.702cm">
          <draw:text-box>
            <text:p><text:span text:style-name="T1">限价平仓失败，开始市价平仓</text:span></text:p>
          </draw:text-box>
        </draw:frame>
        <draw:frame draw:style-name="gr3" draw:text-style-name="P3" draw:layer="layout" svg:width="2.1cm" svg:height="0.962cm" svg:x="16.4cm" svg:y="11.703cm">
          <draw:text-box>
            <text:p><text:span text:style-name="T1">限价平仓部分失败，开始市价平仓</text:span></text:p>
          </draw:text-box>
        </draw:frame>
        <draw:custom-shape draw:style-name="gr6" draw:text-style-name="P2" xml:id="id20" draw:id="id20" draw:layer="layout" svg:width="0.9cm" svg:height="0.8cm" svg:x="13.106cm" svg:y="15.806cm">
          <text:p text:style-name="P1"><text:span text:style-name="T1">32</text:span></text:p>
          <text:p text:style-name="P1"><text:span text:style-name="T1">市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54cm" svg:y1="14.304cm" svg:x2="13.556cm" svg:y2="15.806cm" draw:start-shape="id19" draw:start-glue-point="8" draw:end-shape="id20" draw:end-glue-point="4" svg:d="M13554 14304l2 1502" svg:viewBox="0 0 3 1503">
          <text:p/>
        </draw:connector>
        <draw:connector draw:style-name="gr2" draw:text-style-name="P1" draw:layer="layout" draw:type="line" svg:x1="15.833cm" svg:y1="14.185cm" svg:x2="13.875cm" svg:y2="15.923cm" draw:start-shape="id18" draw:start-glue-point="7" draw:end-shape="id20" draw:end-glue-point="11" svg:d="M15833 14185l-1958 1738" svg:viewBox="0 0 1959 1739">
          <text:p/>
        </draw:connector>
        <draw:frame draw:style-name="gr3" draw:text-style-name="P3" draw:layer="layout" svg:width="1.6cm" svg:height="0.725cm" svg:x="12.6cm" svg:y="14.402cm">
          <draw:text-box>
            <text:p><text:span text:style-name="T1">收到成交全部成交</text:span></text:p>
          </draw:text-box>
        </draw:frame>
        <draw:frame draw:style-name="gr3" draw:text-style-name="P3" draw:layer="layout" svg:width="1.6cm" svg:height="0.725cm" svg:x="14.5cm" svg:y="14.403cm">
          <draw:text-box>
            <text:p><text:span text:style-name="T1">收到成交全部成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45:03.304072901</meta:creation-date>
    <dc:date>2014-05-08T21:57:24.185246432</dc:date>
    <meta:editing-duration>PT2H42M</meta:editing-duration>
    <meta:editing-cycles>29</meta:editing-cycles>
    <meta:generator>LibreOffice/4.2.3.3$Linux_X86_64 LibreOffice_project/420m0$Build-3</meta:generator>
    <meta:document-statistic meta:object-count="72"/>
  </office:meta>
</office:document-meta>
</file>